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erif" svg:font-family="'DejaVu Serif'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/>
    <style:font-face style:name="Font Awesome 6 Free Solid1" svg:font-family="'Font Awesome 6 Free Solid'" style:font-adornments="Regular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07cm" fo:min-width="3.958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296cm" fo:min-width="4.706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07cm" fo:min-width="4.977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0.82cm" fo:min-width="5.373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4477aa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draw:stroke="dash" draw:stroke-dash="Dash" svg:stroke-width="0.028cm" svg:stroke-color="#66ccee" draw:marker-start-width="0.242cm" draw:marker-end="Arrowheads_20_3" draw:marker-end-width="0.342cm" svg:stroke-linecap="butt" draw:fill="none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296cm" fo:min-width="4.706cm" fo:padding-top="0.142cm" fo:padding-bottom="0.142cm" fo:padding-left="0.267cm" fo:padding-right="0.267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07cm" fo:min-width="6.42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4477aa" draw:marker-start-width="0.252cm" draw:marker-end-width="0.252cm" draw:fill="none" draw:fill-color="#ffffff" loext:fill-use-slide-background="false" draw:textarea-horizontal-align="justify" draw:textarea-vertical-align="middle" draw:auto-grow-height="false" fo:min-height="1.314cm" fo:min-width="2.938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296cm" fo:min-width="4.706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296cm" fo:min-width="4.706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2.286cm" fo:min-width="5.26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66ccee" draw:marker-start-width="0.252cm" draw:marker-end-width="0.252cm" draw:fill="none" loext:fill-use-slide-background="false" draw:textarea-horizontal-align="justify" draw:textarea-vertical-align="middle" draw:auto-grow-height="false" fo:min-height="0.959cm" fo:min-width="5.194cm" fo:padding-top="0.142cm" fo:padding-bottom="0.142cm" fo:padding-left="0.267cm" fo:padding-right="0.267cm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4477aa" draw:marker-start-width="0.252cm" draw:marker-end-width="0.252cm" draw:fill="none" loext:fill-use-slide-background="false" draw:textarea-horizontal-align="justify" draw:textarea-vertical-align="middle" draw:auto-grow-height="false" fo:min-height="1.07cm" fo:min-width="4.183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228833" draw:marker-start-width="0.252cm" draw:marker-end-width="0.252cm" draw:fill="none" loext:fill-use-slide-background="false" draw:textarea-horizontal-align="justify" draw:textarea-vertical-align="middle" draw:auto-grow-height="false" fo:min-height="0.959cm" fo:min-width="5.194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482cm" fo:min-width="23.95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center" fo:text-indent="0cm"/>
      <style:text-properties fo:color="#000000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66ccee" loext:opacity="100%" fo:font-weight="bold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66ccee" loext:opacity="100%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228833" loext:opacity="100%" fo:font-weight="bold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228833" loext:opacity="100%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-color="#ffffff"/>
    </style:style>
    <style:style style:name="P15" style:family="paragraph">
      <loext:graphic-properties draw:fill="none"/>
    </style:style>
    <style:style style:name="T1" style:family="text">
      <style:text-properties fo:color="#000000" loext:opacity="100%" fo:font-size="16pt" style:font-size-asian="14pt" style:font-size-complex="14pt"/>
    </style:style>
    <style:style style:name="T2" style:family="text">
      <style:text-properties fo:color="#000000" loext:opacity="100%" fo:font-size="16pt" fo:font-style="italic" style:font-size-asian="14pt" style:font-size-complex="1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DejaVu Sans Condensed1" fo:font-size="16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ccee" loext:opacity="100%" fo:font-size="16pt" fo:font-weight="bold" style:font-size-asian="14pt" style:font-weight-asian="bold" style:font-size-complex="14pt" style:font-weight-complex="bold"/>
    </style:style>
    <style:style style:name="T5" style:family="text">
      <style:text-properties fo:color="#228833" loext:opacity="100%" fo:font-size="16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style="italic" style:font-size-asian="14pt" style:font-style-asian="italic" style:font-size-complex="14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" fo:font-size="14pt" fo:font-style="normal" fo:text-shadow="none" style:text-underline-style="none" fo:font-weight="bold" style:letter-kerning="true" fo:background-color="transparent" style:font-name-asian="Font Awesome 6 Free Solid" style:font-size-asian="14pt" style:font-style-asian="normal" style:font-weight-asian="bold" style:font-name-complex="Font Awesome 6 Free Solid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" fo:font-size="14pt" fo:font-style="normal" fo:text-shadow="none" style:text-underline-style="none" fo:font-weight="normal" style:letter-kerning="true" fo:background-color="transparent" style:font-name-asian="Font Awesome 6 Free Solid" style:font-size-asian="14pt" style:font-style-asian="normal" style:font-weight-asian="normal" style:font-name-complex="Font Awesome 6 Free Soli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3" draw:id="id3" draw:layer="layout" svg:width="4.638cm" svg:height="1.5cm" svg:x="12.346cm" svg:y="3.048cm">
          <text:p text:style-name="P1"><text:span text:style-name="T1">Define the tas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41cm" svg:height="1.75cm" svg:x="11.96cm" svg:y="6.497cm">
          <text:p text:style-name="P1"><text:span text:style-name="T1">Collect &amp; prepare</text:span></text:p>
          <text:p text:style-name="P1"><text:span text:style-name="T1">background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657cm" svg:height="1.5cm" svg:x="11.837cm" svg:y="13.656cm">
          <text:p text:style-name="P1"><text:span text:style-name="T1">Prepare OPM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6.303cm" svg:height="1.5cm" svg:x="11.514cm" svg:y="17.032cm">
          <text:p text:style-name="P1"><text:span text:style-name="T2">repeated application</text:span></text:p>
          <draw:enhanced-geometry svg:viewBox="0 0 21600 21600" draw:path-stretchpoint-x="10800" draw:path-stretchpoint-y="10800" draw:text-areas="?f3 ?f4 ?f5 ?f6" draw:type="round-rectangle" draw:modifiers="9756.69553630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4.665cm" svg:y1="8.247cm" svg:x2="14.665cm" svg:y2="10.107cm" draw:start-shape="id1" draw:start-glue-point="2" draw:end-shape="id2" draw:end-glue-point="0" svg:d="M14665 8247v1860" svg:viewBox="0 0 1 1861">
          <text:p/>
        </draw:connector>
        <draw:connector draw:style-name="gr5" draw:text-style-name="P3" draw:layer="layout" draw:type="line" svg:x1="14.665cm" svg:y1="4.548cm" svg:x2="14.665cm" svg:y2="6.497cm" draw:start-shape="id3" draw:start-glue-point="2" draw:end-shape="id1" draw:end-glue-point="0" svg:d="M14665 4548v1949" svg:viewBox="0 0 1 1950">
          <text:p/>
        </draw:connector>
        <draw:connector draw:style-name="gr5" draw:text-style-name="P3" draw:layer="layout" draw:type="line" svg:x1="14.665cm" svg:y1="15.156cm" svg:x2="14.665cm" svg:y2="17.032cm" draw:start-shape="id4" draw:start-glue-point="2" draw:end-shape="id5" draw:end-glue-point="0" svg:d="M14665 15156v1876" svg:viewBox="0 0 1 1877">
          <text:p/>
        </draw:connector>
        <draw:connector draw:style-name="gr6" draw:text-style-name="P3" draw:layer="layout" draw:type="curve" draw:line-skew="1.265cm" svg:x1="17.494cm" svg:y1="14.406cm" svg:x2="16.984cm" svg:y2="3.798cm" draw:start-shape="id4" draw:start-glue-point="1" draw:end-shape="id3" draw:end-glue-point="1" svg:d="M17494 14406c2674 0 2929-10608-510-10608" svg:viewBox="0 0 2549 10609">
          <text:p/>
        </draw:connector>
        <draw:connector draw:style-name="gr6" draw:text-style-name="P3" draw:layer="layout" draw:type="curve" draw:line-skew="2.01cm" svg:x1="17.817cm" svg:y1="17.782cm" svg:x2="16.984cm" svg:y2="3.798cm" draw:start-shape="id5" draw:end-shape="id3" draw:end-glue-point="1" svg:d="M17817 17782c3792 0 4208-13984-833-13984" svg:viewBox="0 0 3732 13985">
          <text:p/>
        </draw:connector>
        <draw:connector draw:style-name="gr6" draw:text-style-name="P3" draw:layer="layout" draw:type="curve" svg:x1="17.37cm" svg:y1="7.372cm" svg:x2="16.984cm" svg:y2="3.798cm" draw:start-shape="id1" draw:end-shape="id3" draw:end-glue-point="1" svg:d="M17370 7372c778 0 971-3574-386-3574" svg:viewBox="0 0 996 3575">
          <text:p/>
        </draw:connector>
        <draw:custom-shape draw:style-name="gr7" draw:text-style-name="P2" xml:id="id2" draw:id="id2" draw:layer="layout" svg:width="5.41cm" svg:height="1.75cm" svg:x="11.96cm" svg:y="10.107cm">
          <text:p text:style-name="P1"><text:span text:style-name="T1">Collect &amp; prepare</text:span></text:p>
          <text:p text:style-name="P1"><text:span text:style-name="T1">train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4.665cm" svg:y1="11.857cm" svg:x2="14.665cm" svg:y2="13.656cm" draw:start-shape="id2" draw:start-glue-point="2" draw:end-shape="id4" draw:end-glue-point="0" svg:d="M14665 11857v1799" svg:viewBox="0 0 1 1800">
          <text:p/>
        </draw:connector>
        <draw:connector draw:style-name="gr6" draw:text-style-name="P3" draw:layer="layout" draw:type="curve" draw:line-skew="0.444cm" svg:x1="17.37cm" svg:y1="10.982cm" svg:x2="16.984cm" svg:y2="3.798cm" draw:start-shape="id2" draw:start-glue-point="1" draw:end-shape="id3" draw:end-glue-point="1" svg:d="M17370 10982c1444 0 1637-7184-386-7184" svg:viewBox="0 0 1495 7185">
          <text:p/>
        </draw:connector>
        <presentation:notes draw:style-name="dp2">
          <draw:page-thumbnail draw:style-name="gr8" draw:layer="layout" svg:width="19.314cm" svg:height="10.476cm" svg:x="1.137cm" svg:y="2.123cm" draw:page-number="1" presentation:class="page"/>
          <draw:frame presentation:style-name="pr1" draw:text-style-name="P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9" draw:text-style-name="P2" xml:id="id6" draw:id="id6" draw:layer="layout" svg:width="7.1cm" svg:height="1.5cm" svg:x="12.147cm" svg:y="0.498cm">
          <text:p text:style-name="P1"><text:span text:style-name="T1">Specify</text:span></text:p>
          <text:p text:style-name="P1"><text:span text:style-name="T1">predictands &amp; predict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5.697cm" svg:y1="1.998cm" svg:x2="15.698cm" svg:y2="3.243cm" draw:start-shape="id6" draw:start-glue-point="2" draw:end-shape="id7" draw:end-glue-point="4" svg:d="M15697 1998l1 1245" svg:viewBox="0 0 2 1246">
          <text:p/>
        </draw:connector>
        <draw:custom-shape draw:style-name="gr10" draw:text-style-name="P6" xml:id="id13" draw:id="id13" draw:layer="layout" svg:width="6.943cm" svg:height="3.196cm" svg:x="12.226cm" svg:y="10.2cm">
          <text:p text:style-name="P5"><text:span text:style-name="T3">decision</text:span></text:p>
          <text:p text:style-name="P5"><text:span text:style-name="T3">necessa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8" draw:id="id8" draw:layer="layout" svg:width="5.41cm" svg:height="1.75cm" svg:x="19.163cm" svg:y="12.693cm">
          <text:p text:style-name="P1"><text:span text:style-name="T1">Specify</text:span></text:p>
          <text:p text:style-name="P1"><text:span text:style-name="T1">choices &amp; utiliti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7" draw:id="id7" draw:layer="layout" svg:width="6.943cm" svg:height="3.196cm" svg:x="12.226cm" svg:y="3.243cm">
          <text:p text:style-name="P5"><text:span text:style-name="T3">base-rate</text:span></text:p>
          <text:p text:style-name="P5"><text:span text:style-name="T3">appl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1" draw:id="id11" draw:layer="layout" svg:width="5.41cm" svg:height="1.75cm" svg:x="6.292cm" svg:y="6.729cm">
          <text:p text:style-name="P1"><text:span text:style-name="T1">Calculate</text:span></text:p>
          <text:p text:style-name="P1"><text:span text:style-name="T1">probabiliti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" draw:id="id12" draw:layer="layout" svg:width="6.073cm" svg:height="2.846cm" svg:x="19.347cm" svg:y="5.633cm">
          <text:p text:style-name="P1"><text:span text:style-name="T1">Calculate</text:span></text:p>
          <text:p text:style-name="P1"><text:span text:style-name="T1">inverse probabilities</text:span></text:p>
          <text:p text:style-name="P7"><text:span text:style-name="T1">Apply</text:span></text:p>
          <text:p text:style-name="P1"><text:span text:style-name="T1">Bayes’s theor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0" draw:id="id10" draw:layer="layout" svg:width="8.1cm" svg:height="1.757cm" svg:x="17.818cm" svg:y="18.666cm">
          <text:p text:style-name="P8"><text:span text:style-name="T4">Optimal dec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9" draw:id="id9" draw:layer="layout" svg:width="4.863cm" svg:height="1.5cm" svg:x="19.437cm" svg:y="15.823cm">
          <text:p text:style-name="P1"><text:span text:style-name="T1">Maximize</text:span></text:p>
          <text:p text:style-name="P1"><text:span text:style-name="T1">expected ut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4" draw:id="id14" draw:layer="layout" svg:width="8.1cm" svg:height="1.757cm" svg:x="5.535cm" svg:y="18.666cm">
          <text:p text:style-name="P10"><text:span text:style-name="T5">Optimal infe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1.868cm" svg:y1="14.443cm" svg:x2="21.868cm" svg:y2="15.823cm" draw:start-shape="id8" draw:start-glue-point="2" draw:end-shape="id9" draw:end-glue-point="0" svg:d="M21868 14443v1380" svg:viewBox="0 0 1 1381">
          <text:p/>
        </draw:connector>
        <draw:connector draw:style-name="gr5" draw:text-style-name="P3" draw:layer="layout" draw:type="line" svg:x1="21.868cm" svg:y1="17.323cm" svg:x2="21.868cm" svg:y2="18.666cm" draw:start-shape="id9" draw:end-shape="id10" draw:end-glue-point="4" svg:d="M21868 17323v1343" svg:viewBox="0 0 1 1344">
          <text:p/>
        </draw:connector>
        <draw:connector draw:style-name="gr17" draw:text-style-name="P12" draw:layer="layout" svg:x1="12.226cm" svg:y1="4.841cm" svg:x2="8.997cm" svg:y2="6.729cm" draw:start-shape="id7" draw:start-glue-point="5" draw:end-shape="id11" draw:end-glue-point="0" svg:d="M12226 4841h-3229v1888" svg:viewBox="0 0 3230 1889">
          <text:p text:style-name="P5"><text:span text:style-name="T6"/></text:p>
        </draw:connector>
        <draw:connector draw:style-name="gr17" draw:text-style-name="P12" draw:layer="layout" svg:x1="19.169cm" svg:y1="4.841cm" svg:x2="22.383cm" svg:y2="5.633cm" draw:start-shape="id7" draw:start-glue-point="7" draw:end-shape="id12" draw:end-glue-point="0" svg:d="M19169 4841h3214v792" svg:viewBox="0 0 3215 793">
          <text:p text:style-name="P5"><text:span text:style-name="T6"/></text:p>
        </draw:connector>
        <draw:connector draw:style-name="gr18" draw:text-style-name="P3" draw:layer="layout" svg:x1="8.997cm" svg:y1="8.479cm" svg:x2="15.698cm" svg:y2="10.2cm" draw:start-shape="id11" draw:start-glue-point="2" draw:end-shape="id13" draw:end-glue-point="4" svg:d="M8997 8479v861h6701v860" svg:viewBox="0 0 6702 1722">
          <text:p/>
        </draw:connector>
        <draw:connector draw:style-name="gr18" draw:text-style-name="P3" draw:layer="layout" svg:x1="22.383cm" svg:y1="8.479cm" svg:x2="15.698cm" svg:y2="10.2cm" draw:start-shape="id12" draw:start-glue-point="2" draw:end-shape="id13" draw:end-glue-point="4" svg:d="M22383 8479v861h-6685v860" svg:viewBox="0 0 6686 1722">
          <text:p/>
        </draw:connector>
        <draw:connector draw:style-name="gr18" draw:text-style-name="P3" draw:layer="layout" svg:x1="19.169cm" svg:y1="11.798cm" svg:x2="21.868cm" svg:y2="12.693cm" draw:start-shape="id13" draw:start-glue-point="7" draw:end-shape="id8" draw:end-glue-point="0" svg:d="M19169 11798h2699v895" svg:viewBox="0 0 2700 896">
          <text:p/>
        </draw:connector>
        <draw:connector draw:style-name="gr18" draw:text-style-name="P3" draw:layer="layout" svg:x1="12.226cm" svg:y1="11.798cm" svg:x2="9.585cm" svg:y2="18.666cm" draw:start-shape="id13" draw:start-glue-point="5" draw:end-shape="id14" draw:end-glue-point="4" svg:d="M12226 11798h-2641v6868" svg:viewBox="0 0 2642 6869">
          <text:p/>
        </draw:connector>
        <draw:frame draw:style-name="gr19" draw:text-style-name="P13" draw:layer="layout" svg:width="1.133cm" svg:height="0.903cm" svg:x="10.075cm" svg:y="4.064cm">
          <draw:text-box>
            <text:p><text:span text:style-name="T6">no</text:span></text:p>
          </draw:text-box>
        </draw:frame>
        <draw:frame draw:style-name="gr19" draw:text-style-name="P13" draw:layer="layout" svg:width="1.378cm" svg:height="0.903cm" svg:x="19.976cm" svg:y="4.065cm">
          <draw:text-box>
            <text:p><text:span text:style-name="T6">yes</text:span></text:p>
          </draw:text-box>
        </draw:frame>
        <draw:frame draw:style-name="gr19" draw:text-style-name="P13" draw:layer="layout" svg:width="1.378cm" svg:height="0.903cm" svg:x="19.976cm" svg:y="4.066cm">
          <draw:text-box>
            <text:p><text:span text:style-name="T6">yes</text:span></text:p>
          </draw:text-box>
        </draw:frame>
        <draw:frame draw:style-name="gr19" draw:text-style-name="P13" draw:layer="layout" svg:width="1.378cm" svg:height="0.903cm" svg:x="19.776cm" svg:y="10.967cm">
          <draw:text-box>
            <text:p><text:span text:style-name="T6">yes</text:span></text:p>
          </draw:text-box>
        </draw:frame>
        <draw:frame draw:style-name="gr19" draw:text-style-name="P13" draw:layer="layout" svg:width="1.133cm" svg:height="0.903cm" svg:x="10.476cm" svg:y="10.965cm">
          <draw:text-box>
            <text:p><text:span text:style-name="T6">no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314cm" svg:height="10.476cm" svg:x="1.137cm" svg:y="2.123cm" draw:page-number="2" presentation:class="page"/>
          <draw:frame presentation:style-name="pr1" draw:text-style-name="P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presentation:notes draw:style-name="dp2">
          <draw:page-thumbnail draw:style-name="gr8" draw:layer="layout" svg:width="19.314cm" svg:height="10.476cm" svg:x="1.137cm" svg:y="2.123cm" draw:page-number="3" presentation:class="page"/>
          <draw:frame presentation:style-name="pr2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20" draw:text-style-name="P15" draw:layer="layout" svg:width="24.459cm" svg:height="2.732cm" svg:x="1.891cm" svg:y="3.448cm">
          <draw:text-box>
            <text:p><text:span text:style-name="T7"></text:span><text:span text:style-name="T8"></text:span><text:span text:style-name="T9"></text:span><text:span text:style-name="T8"></text:span><text:span text:style-name="T8">?  </text:span></text:p>
            <text:p><text:span text:style-name="T8"/></text:p>
            <text:p><text:span text:style-name="T8"></text:span><text:span text:style-name="T8">$</text:span><text:span text:style-name="T9"></text:span><text:span text:style-name="T8"></text:span></text:p>
            <text:p><text:span text:style-name="T8"/></text:p>
            <text:p><text:span text:style-name="T8"></text:span><text:span text:style-name="T10"></text:span><text:span text:style-name="T8"></text:span><text:span text:style-name="T10"></text:span><text:span text:style-name="T8">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4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erif" svg:font-family="'DejaVu Serif'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/>
    <style:font-face style:name="Font Awesome 6 Free Solid1" svg:font-family="'Font Awesome 6 Free Solid'" style:font-adornments="Regular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826 1131 754" svg:d="M566 826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fo:min-width="2.63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fo:min-width="1.848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086cm" fo:min-width="4.689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DejaVu Serif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MP7" style:family="paragraph">
      <style:paragraph-properties fo:text-align="center"/>
      <style:text-properties style:font-name="DejaVu Seri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DejaVu Serif" fo:font-size="14pt" style:font-size-asian="14pt" style:font-size-complex="14pt"/>
    </style:style>
    <style:style style:name="MP9" style:family="paragraph">
      <style:paragraph-properties fo:text-align="end"/>
      <style:text-properties style:font-name="DejaVu Seri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DejaVu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presentation:style-name="Mpr1" draw:text-style-name="MP6" draw:layer="backgroundobjects" svg:width="3.219cm" svg:height="0.533cm" svg:x="-0.068cm" svg:y="20.344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2.335cm" svg:height="0.533cm" svg:x="13.683cm" svg:y="20.344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4.689cm" svg:height="0.461cm" svg:x="24.873cm" svg:y="20.344cm" presentation:class="page-number">
        <draw:text-box>
          <text:p text:style-name="MP9"><text:span text:style-name="MT2"><text:page-number>&lt;number&gt;</text:page-number></text:span><text:span text:style-name="MT2">/1748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4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13:07.001775819</meta:creation-date>
    <meta:editing-duration>PT23M53S</meta:editing-duration>
    <meta:editing-cycles>10</meta:editing-cycles>
    <meta:generator>LibreOffice/7.6.2.1$Linux_X86_64 LibreOffice_project/60$Build-1</meta:generator>
    <dc:title> </dc:title>
    <dc:date>2023-10-30T22:43:44.440275648</dc:date>
    <meta:document-statistic meta:object-count="66"/>
    <meta:user-defined meta:name="Author">PGLPM</meta:user-defined>
  </office:meta>
</office:document-meta>
</file>